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172.94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95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ismatch pos.</text:p>
          </table:table-cell>
          <table:table-cell table:style-name="ce1" office:value-type="string" calcext:value-type="string">
            <text:p>Potential PV in the filtered fitness landscape</text:p>
          </table:table-cell>
          <table:table-cell table:style-name="ce1" office:value-type="string" calcext:value-type="string">
            <text:p># of hits in GISAID</text:p>
          </table:table-cell>
          <table:table-cell table:style-name="ce1" office:value-type="string" calcext:value-type="string">
            <text:p>Comment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GGKVGYYLFYAGEFNYQSYGQTNGVE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EGYYLFYAGEFNYQSYGQTNGAGY</text:p>
          </table:table-cell>
          <table:table-cell table:style-name="ce6" office:value-type="float" office:value="48" calcext:value-type="float">
            <text:p>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HGYYLFYAGEFNYQSYGQTNGAGY</text:p>
          </table:table-cell>
          <table:table-cell table:style-name="ce6" office:value-type="float" office:value="48" calcext:value-type="float">
            <text:p>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EGYYLFYAGEFNYQSYGQTNGD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HGYYLFYAGEFNYQSYGQTNGD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MGYYLFYAGEFNYQSYGQTNGD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KEGYYLFYAGEFNYQSYGQTNGLGY</text:p>
          </table:table-cell>
          <table:table-cell table:style-name="ce6" office:value-type="float" office:value="8" calcext:value-type="float">
            <text:p>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GDEEGYYLFYAGEFNYQSYGQTNGVGY</text:p>
          </table:table-cell>
          <table:table-cell table:style-name="ce6" office:value-type="float" office:value="29" calcext:value-type="float">
            <text:p>29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GDKVGYYLFYAGEFNYQAYGQTNGD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GDKVGYYLFYAGEFNYQSYGVTNGLGY</text:p>
          </table:table-cell>
          <table:table-cell table:style-name="ce6" office:value-type="float" office:value="8" calcext:value-type="float">
            <text:p>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GDKVGYYLFYAGEFNYQSYGVTNGD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GDKVGYYLFYAGEFNYQSYGVTNGAGY</text:p>
          </table:table-cell>
          <table:table-cell table:style-name="ce6" office:value-type="float" office:value="48" calcext:value-type="float">
            <text:p>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GDKDGYYLFYAGEFNYQSYGVTNGV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AKVGYYLFYAGEFNYQSYGQTNGEGY</text:p>
          </table:table-cell>
          <table:table-cell table:style-name="ce6" office:value-type="float" office:value="14" calcext:value-type="float">
            <text:p>14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AVGYYLFYAGEFNYQSY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EVGYYLFYAGEFNYQSYGQTNGEGY</text:p>
          </table:table-cell>
          <table:table-cell table:style-name="ce6" office:value-type="float" office:value="29" calcext:value-type="float">
            <text:p>29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AGYYLFYAGEFNYQSYGQTNGEGY</text:p>
          </table:table-cell>
          <table:table-cell table:style-name="ce6" office:value-type="float" office:value="187" calcext:value-type="float">
            <text:p>18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DGYYLFYAGEFNYQSYGQTNGE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DGYYLFYAGEFNYQSYGQTNGHGY</text:p>
          </table:table-cell>
          <table:table-cell table:style-name="ce6" office:value-type="float" office:value="7" calcext:value-type="float">
            <text:p>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FGYYLFYAGEFNYQSYGQTNGEGY</text:p>
          </table:table-cell>
          <table:table-cell table:style-name="ce6" office:value-type="float" office:value="218" calcext:value-type="float">
            <text:p>21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FGYYLFYAGEFNYQSYGQTNGSGY</text:p>
          </table:table-cell>
          <table:table-cell table:style-name="ce6" office:value-type="float" office:value="218" calcext:value-type="float">
            <text:p>21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GGYYLFYAGEFNYQSYGQTNGEGY</text:p>
          </table:table-cell>
          <table:table-cell table:style-name="ce6" office:value-type="float" office:value="6" calcext:value-type="float">
            <text:p>6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IGYYLFYAGEFNYQSYGQTNGEGY</text:p>
          </table:table-cell>
          <table:table-cell table:style-name="ce6" office:value-type="float" office:value="211" calcext:value-type="float">
            <text:p>21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IGYYLFYAGEFNYQSYGQTT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LGYYLFYAGEFNYQSYGQTNGEGY</text:p>
          </table:table-cell>
          <table:table-cell table:style-name="ce6" office:value-type="float" office:value="2" calcext:value-type="float">
            <text:p>2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SGYYLFYAGEFNYQSY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FYLFYAGEFNYQSYGQTNGEGY</text:p>
          </table:table-cell>
          <table:table-cell table:style-name="ce6" office:value-type="float" office:value="5" calcext:value-type="float">
            <text:p>5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FAGEFNYQSYGQTNGEGY</text:p>
          </table:table-cell>
          <table:table-cell table:style-name="ce6" office:value-type="float" office:value="44" calcext:value-type="float">
            <text:p>44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AYGQTNGDGY</text:p>
          </table:table-cell>
          <table:table-cell table:style-name="ce6" office:value-type="float" office:value="148" calcext:value-type="float">
            <text:p>1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AYGQTNGEGY</text:p>
          </table:table-cell>
          <table:table-cell table:style-name="ce6" office:value-type="float" office:value="148" calcext:value-type="float">
            <text:p>1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AYGQTNGHGY</text:p>
          </table:table-cell>
          <table:table-cell table:style-name="ce6" office:value-type="float" office:value="148" calcext:value-type="float">
            <text:p>1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AYGQTNGSGY</text:p>
          </table:table-cell>
          <table:table-cell table:style-name="ce6" office:value-type="float" office:value="148" calcext:value-type="float">
            <text:p>14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PF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PYGQTNGEGY</text:p>
          </table:table-cell>
          <table:table-cell table:style-name="ce6" office:value-type="float" office:value="7268" calcext:value-type="float">
            <text:p>7,26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PYGQTNGSGY</text:p>
          </table:table-cell>
          <table:table-cell table:style-name="ce6" office:value-type="float" office:value="7268" calcext:value-type="float">
            <text:p>7,26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PYGQTTGEGY</text:p>
          </table:table-cell>
          <table:table-cell table:style-name="ce6" office:value-type="float" office:value="6" calcext:value-type="float">
            <text:p>6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F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YGQANGEGY</text:p>
          </table:table-cell>
          <table:table-cell table:style-name="ce6" office:value-type="float" office:value="14" calcext:value-type="float">
            <text:p>14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YGQTNGEGW</text:p>
          </table:table-cell>
          <table:table-cell table:style-name="ce6" office:value-type="float" office:value="18" calcext:value-type="float">
            <text:p>18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YGQTNGEGY</text:p>
          </table:table-cell>
          <table:table-cell table:style-name="ce6" office:value-type="float" office:value="4884812" calcext:value-type="float">
            <text:p>4,884,812 </text:p>
          </table:table-cell>
          <table:table-cell table:style-name="ce9" office:value-type="string" calcext:value-type="string">
            <text:p>L strain/Delta/Lambda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YGQTNGSGY</text:p>
          </table:table-cell>
          <table:table-cell table:style-name="ce6" office:value-type="float" office:value="4884812" calcext:value-type="float">
            <text:p>4,884,812 </text:p>
          </table:table-cell>
          <table:table-cell table:style-name="ce10" office:value-type="string" calcext:value-type="string">
            <text:p>L strain/Delta/Lambda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VGYYLFYAGEFNYQSYGQTTGEGY</text:p>
          </table:table-cell>
          <table:table-cell table:style-name="ce6" office:value-type="float" office:value="4593" calcext:value-type="float">
            <text:p>4,593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KYGYYLFYAGEFNYQSY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MVGYYLFYAGEFNYQSYGQTNGEGY</text:p>
          </table:table-cell>
          <table:table-cell table:style-name="ce6" office:value-type="float" office:value="16" calcext:value-type="float">
            <text:p>16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NVGYYLFYAGEFNYQPYGQTNGEGY</text:p>
          </table:table-cell>
          <table:table-cell table:style-name="ce6" office:value-type="float" office:value="2" calcext:value-type="float">
            <text:p>2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NVGYYLFYAGEFNYQSYGQTNGEGY</text:p>
          </table:table-cell>
          <table:table-cell table:style-name="ce6" office:value-type="float" office:value="7817" calcext:value-type="float">
            <text:p>7,81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QVGYYLFYAGEFNYQSYGQTNGEGY</text:p>
          </table:table-cell>
          <table:table-cell table:style-name="ce6" office:value-type="float" office:value="4" calcext:value-type="float">
            <text:p>4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RVGYFLFYAGEFNYQSYGQTNGEGY</text:p>
          </table:table-cell>
          <table:table-cell table:style-name="ce6" office:value-type="float" office:value="2" calcext:value-type="float">
            <text:p>2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RVGYYLFYAGEFNYQSYGQTNGEGY</text:p>
          </table:table-cell>
          <table:table-cell table:style-name="ce6" office:value-type="float" office:value="70" calcext:value-type="float">
            <text:p>70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DSVGYYLFYAGEFNYQSYGQTNGEGY</text:p>
          </table:table-cell>
          <table:table-cell table:style-name="ce6" office:value-type="float" office:value="1" calcext:value-type="float">
            <text:p>1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GGKVGYYLFYAGEFNYQSYGQTNGEGY</text:p>
          </table:table-cell>
          <table:table-cell table:style-name="ce6" office:value-type="float" office:value="96" calcext:value-type="float">
            <text:p>96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5" office:value-type="string" calcext:value-type="string">
            <text:p>GGKVGYYLFYAGEFNYQSYGQTNGVEY</text:p>
          </table:table-cell>
          <table:table-cell table:style-name="ce7" office:value-type="float" office:value="96" calcext:value-type="float">
            <text:p>96 </text:p>
          </table:table-cell>
          <table:table-cell table:style-name="ce11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otal unique hits at distance 1</text:p>
          </table:table-cell>
          <table:table-cell table:style-name="ce6" office:value-type="float" office:value="4905597" calcext:value-type="float">
            <text:p>4,905,597 </text:p>
          </table:table-cell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1" table:number-rows-repeated="947">
          <table:table-cell table:style-name="ce2" table:number-columns-repeated="2"/>
          <table:table-cell table:style-name="ce8"/>
          <table:table-cell table:style-name="ce9"/>
          <table:table-cell table:style-name="ce8" table:number-columns-repeated="22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" meta:object-count="0"/>
    <meta:generator>LibreOfficeDev/6.0.5.2$Linux_X86_64 LibreOffice_project/</meta:generator>
  </office:meta>
</office:document-meta>
</file>